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c75c" officeooo:paragraph-rsid="000ec75c"/>
    </style:style>
    <style:style style:name="P2" style:family="paragraph" style:parent-style-name="Standard">
      <style:text-properties officeooo:rsid="000ec75c" officeooo:paragraph-rsid="000ec75c"/>
    </style:style>
    <style:style style:name="P3" style:family="paragraph" style:parent-style-name="Standard">
      <style:text-properties officeooo:rsid="00100e54" officeooo:paragraph-rsid="00100e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ha</text:p>
      <text:p text:style-name="P3">oh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initial-creator>Serguei Sokol</meta:initial-creator>
    <meta:creation-date>2015-02-24T16:30:10.386520985</meta:creation-date>
    <dc:date>2015-02-24T16:34:23.027292908</dc:date>
    <dc:creator>Serguei Sokol</dc:creator>
    <meta:editing-duration>PT34S</meta:editing-duration>
    <meta:editing-cycles>2</meta:editing-cycles>
    <meta:generator>LibreOffice/4.3.6.1$Linux_X86_64 LibreOffice_project/430$Build-1</meta:generator>
    <meta:document-statistic meta:table-count="0" meta:image-count="0" meta:object-count="0" meta:page-count="1" meta:paragraph-count="2" meta:word-count="2" meta:character-count="6" meta:non-whitespace-character-count="6"/>
  </office:meta>
</office:document-meta>
</file>